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s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169" calcext:value-type="float">
            <text:p>0.34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813" calcext:value-type="float">
            <text:p>0.28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628" calcext:value-type="float">
            <text:p>0.29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675" calcext:value-type="float">
            <text:p>0.28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037" calcext:value-type="float">
            <text:p>0.28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635" calcext:value-type="float">
            <text:p>0.28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704" calcext:value-type="float">
            <text:p>0.28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3:13:57.676158951</meta:creation-date>
    <dc:date>2019-03-11T23:15:21.062902807</dc:date>
    <meta:editing-duration>PT1M24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